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fd095" draw:fill-color="#069a2e"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2" style:family="graphic" style:parent-style-name="standard">
      <style:graphic-properties svg:stroke-color="#bbe6fe" draw:fill-color="#78ccfd" draw:textarea-horizontal-align="justify" draw:textarea-vertical-align="middle" draw:auto-grow-height="false" fo:min-height="1.251cm" fo:min-width="4.501cm" loext:decorative="false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gr3" style:family="graphic" style:parent-style-name="standard">
      <style:graphic-properties svg:stroke-width="0.081cm" svg:stroke-color="#b2b2b2" draw:marker-start-width="0.321cm" draw:marker-end-width="0.321cm" draw:fill="none" draw:fill-color="#729fcf" loext:fill-use-slide-background="false" draw:textarea-horizontal-align="justify" draw:textarea-vertical-align="middle" draw:auto-grow-height="false" fo:min-height="8.25cm" fo:min-width="5.2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069a2e"/>
      <style:paragraph-properties fo:text-align="center"/>
      <style:text-properties fo:color="#ffffff" loext:opacity="100%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-color="#78ccfd"/>
      <style:paragraph-properties fo:text-align="center"/>
      <style:text-properties fo:color="#ffffff" loext:opacity="100%"/>
    </style:style>
    <style:style style:name="P5" style:family="paragraph">
      <loext:graphic-properties draw:fill="none" draw:fill-color="#729fcf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5cm" svg:height="1.5cm" svg:x="15.75cm" svg:y="10.5cm">
          <text:p text:style-name="P1"><text:span text:style-name="T1">3.98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4cm" svg:y="4cm">
          <text:p text:style-name="P1"><text:span text:style-name="T1">-129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2cm" svg:y="15.5cm">
          <text:p text:style-name="P1"><text:span text:style-name="T1">“</text:span><text:span text:style-name="T1">lambda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9.25cm" svg:y="10.25cm">
          <text:p text:style-name="P1"><text:span text:style-name="T1">“</text:span><text:span text:style-name="T1">Musa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8.5cm" svg:y="16.25cm">
          <text:p text:style-name="P1"><text:span text:style-name="T1">N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4.75cm" svg:y="11.75cm"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5cm" svg:x="15.5cm" svg:y="7.75cm">
          <text:p text:style-name="P3"><text:span text:style-name="T1">l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10cm" svg:y="6.25cm">
          <text:p text:style-name="P3"><text:span text:style-name="T1">euro_to_pt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23.5cm" svg:y="4.25cm">
          <text:p text:style-name="P3"><text:span text:style-name="T1">Funcione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9.5cm" svg:y="13.5cm">
          <text:p text:style-name="P3"><text:span text:style-name="T1">l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2.5cm" svg:y="2cm">
          <text:p text:style-name="P3"><text:span text:style-name="T1">pta_to_euro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20.25cm" svg:y="11.75cm">
          <text:p text:style-name="P3"><text:span text:style-name="T1">bmi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12.75cm" svg:y="2.25cm">
          <text:p text:style-name="P3"><text:span text:style-name="T1">prin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13.25cm" svg:y="17.75cm">
          <text:p text:style-name="P3"><text:span text:style-name="T1">triangle_are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16.75cm" svg:y="14cm">
          <text:p text:style-name="P3"><text:span text:style-name="T1">ab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cm" svg:height="1.5cm" svg:x="3.25cm" svg:y="7.75cm">
          <text:p text:style-name="P3"><text:span text:style-name="T1">sum_al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5cm" svg:height="1.5cm" svg:x="24.25cm" svg:y="7cm">
          <text:p text:style-name="P1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cm" svg:height="8.5cm" svg:x="23cm" svg:y="2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3796B955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20:24:13.439777694</meta:creation-date>
    <dc:date>2024-06-07T20:35:54.032727291</dc:date>
    <meta:editing-duration>PT11M41S</meta:editing-duration>
    <meta:editing-cycles>1</meta:editing-cycles>
    <meta:document-statistic meta:object-count="18"/>
    <meta:generator>LibreOffice/7.6.6.3$Linux_X86_64 LibreOffice_project/60$Build-3</meta:generator>
  </office:meta>
</office:document-meta>
</file>